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fill="solid" draw:fill-color="#666666" draw:textarea-horizontal-align="center" draw:textarea-vertical-align="middle"/>
    </style:style>
    <style:style style:name="gr11" style:family="graphic" style:parent-style-name="standard">
      <style:graphic-properties draw:fill="solid" draw:fill-color="#eeeeee" draw:textarea-horizontal-align="center" draw:textarea-vertical-align="middle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1c1c1c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19cm"/>
    </style:style>
    <style:style style:name="gr16" style:family="graphic" style:parent-style-name="standard">
      <style:graphic-properties draw:stroke="none" svg:stroke-color="#000000" draw:fill="none" draw:fill-color="#ffffff" fo:min-height="0.955cm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ccff6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standard">
      <style:graphic-properties draw:fill="solid" draw:fill-color="#66ccff" draw:textarea-horizontal-align="center" draw:textarea-vertical-align="middle"/>
    </style:style>
    <style:style style:name="gr24" style:family="graphic" style:parent-style-name="standard">
      <style:graphic-properties draw:fill="solid" draw:fill-color="#99ff66" draw:textarea-horizontal-align="center" draw:textarea-vertical-align="middle"/>
    </style:style>
    <style:style style:name="gr25" style:family="graphic" style:parent-style-name="standard">
      <style:graphic-properties draw:fill="solid" draw:fill-color="#ffff66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09cm"/>
    </style:style>
    <style:style style:name="gr27" style:family="graphic" style:parent-style-name="standard">
      <style:graphic-properties draw:stroke="none" svg:stroke-color="#000000" draw:fill="none" draw:fill-color="#ffffff" fo:min-height="0.25cm"/>
    </style:style>
    <style:style style:name="co1" style:family="table-column">
      <style:table-column-properties style:column-width="4.055cm" style:use-optimal-column-width="false"/>
    </style:style>
    <style:style style:name="co2" style:family="table-column">
      <style:table-column-properties style:column-width="2.815cm" style:use-optimal-column-width="false"/>
    </style:style>
    <style:style style:name="co3" style:family="table-column">
      <style:table-column-properties style:column-width="3.033cm" style:use-optimal-column-width="false"/>
    </style:style>
    <style:style style:name="co4" style:family="table-column">
      <style:table-column-properties style:column-width="3.109cm" style:use-optimal-column-width="false"/>
    </style:style>
    <style:style style:name="co5" style:family="table-column">
      <style:table-column-properties style:column-width="2.851cm" style:use-optimal-column-width="false"/>
    </style:style>
    <style:style style:name="co6" style:family="table-column">
      <style:table-column-properties style:column-width="3.137cm" style:use-optimal-column-width="false"/>
    </style:style>
    <style:style style:name="ro1" style:family="table-row">
      <style:table-row-properties style:row-height="2.157cm"/>
    </style:style>
    <style:style style:name="ro2" style:family="table-row">
      <style:table-row-properties style:row-height="2.631cm"/>
    </style:style>
    <style:style style:name="ce1" style:family="table-cell">
      <style:graphic-properties draw:fill="solid" draw:fill-color="#dddddd" style:repeat="repeat"/>
      <style:paragraph-properties fo:border="0.001cm solid #000000"/>
      <style:text-properties fo:font-size="14pt" style:font-size-asian="14pt" style:font-size-complex="14pt"/>
    </style:style>
    <style:style style:name="ce2" style:family="table-cell">
      <style:graphic-properties draw:fill="solid" draw:fill-color="#66ccff" style:repeat="repeat"/>
      <style:paragraph-properties fo:border="0.001cm solid #000000"/>
      <style:text-properties fo:font-size="12pt" style:font-size-asian="12pt" style:font-size-complex="12pt"/>
    </style:style>
    <style:style style:name="ce3" style:family="table-cell">
      <style:graphic-properties draw:fill="solid" draw:fill-color="#66ccff" style:repeat="repeat"/>
      <style:paragraph-properties fo:border-left="0.001cm solid #000000" fo:border-right="none" fo:border-top="0.001cm solid #000000" fo:border-bottom="0.001cm solid #000000"/>
      <style:text-properties fo:font-size="12pt" style:font-size-asian="12pt" style:font-size-complex="12pt"/>
    </style:style>
    <style:style style:name="ce4" style:family="table-cell">
      <style:graphic-properties draw:fill="none" style:repeat="repeat"/>
      <style:paragraph-properties fo:border="none"/>
      <style:text-properties fo:font-size="12pt" style:font-size-asian="12pt" style:font-size-complex="12pt"/>
    </style:style>
    <style:style style:name="ce5" style:family="table-cell">
      <style:graphic-properties draw:fill="solid" draw:fill-color="#99ff66" style:repeat="repeat"/>
      <style:paragraph-properties fo:border="0.001cm solid #000000"/>
      <style:text-properties fo:font-size="12pt" style:font-size-asian="12pt" style:font-size-complex="12pt"/>
    </style:style>
    <style:style style:name="ce6" style:family="table-cell">
      <style:graphic-properties draw:fill="solid" draw:fill-color="#99ff66" style:repeat="repeat"/>
      <style:paragraph-properties fo:border-left="0.001cm solid #000000" fo:border-right="none" fo:border-top="none" fo:border-bottom="none"/>
      <style:text-properties fo:font-size="12pt" style:font-size-asian="12pt" style:font-size-complex="12pt"/>
    </style:style>
    <style:style style:name="ce7" style:family="table-cell">
      <style:graphic-properties draw:fill="solid" draw:fill-color="#ffff99" style:repeat="repeat"/>
      <style:paragraph-properties fo:border="0.001cm solid #000000"/>
      <style:text-properties fo:font-size="12pt" style:font-size-asian="12pt" style:font-size-complex="12pt"/>
    </style:style>
    <style:style style:name="ce8" style:family="table-cell">
      <style:graphic-properties draw:fill="solid" draw:fill-color="#66ccff" style:repeat="repeat"/>
      <style:paragraph-properties fo:border-left="0.001cm solid #000000" fo:border-right="0.001cm solid #000000" fo:border-top="none" fo:border-bottom="0.001cm solid #000000"/>
      <style:text-properties fo:font-size="12pt" style:font-size-asian="12pt" style:font-size-complex="12pt"/>
    </style:style>
    <style:style style:name="ce9" style:family="table-cell">
      <style:graphic-properties draw:fill="none" style:repeat="repeat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9" style:family="paragraph">
      <style:text-properties fo:font-size="13pt" style:font-size-asian="13pt" style:font-size-complex="13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8.5cm" svg:x="6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3.5cm" svg:x="12.5cm" svg:y="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cm" svg:x="2.5cm" svg:y="22.5cm">
          <text:p text:style-name="P1">Bebop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6.5cm" svg:height="1cm" svg:x="7cm" svg:y="9cm">
          <text:p text:style-name="P1">Saisie du plan de vol</text:p>
        </draw:rect>
        <draw:rect draw:style-name="gr3" draw:text-style-name="P1" draw:layer="layout" svg:width="6.5cm" svg:height="1cm" svg:x="7cm" svg:y="10.5cm">
          <text:p text:style-name="P1">Choix du plan de vol</text:p>
        </draw:rect>
        <draw:rect draw:style-name="gr3" draw:text-style-name="P1" draw:layer="layout" svg:width="6.5cm" svg:height="1cm" svg:x="7cm" svg:y="12cm">
          <text:p text:style-name="P1">Lancement du vol</text:p>
        </draw:rect>
        <draw:rect draw:style-name="gr3" draw:text-style-name="P1" draw:layer="layout" svg:width="6.5cm" svg:height="1cm" svg:x="7cm" svg:y="9cm">
          <text:p text:style-name="P1">Saisie du plan de vol</text:p>
        </draw:rect>
        <draw:rect draw:style-name="gr3" draw:text-style-name="P1" draw:layer="layout" svg:width="6.5cm" svg:height="1cm" svg:x="7cm" svg:y="13.5cm">
          <text:p text:style-name="P1">Redirection vidéo</text:p>
        </draw:rect>
        <draw:rect draw:style-name="gr3" draw:text-style-name="P1" draw:layer="layout" svg:width="6.5cm" svg:height="1cm" svg:x="7cm" svg:y="12cm">
          <text:p text:style-name="P1">Lancement du vol</text:p>
        </draw:rect>
        <draw:rect draw:style-name="gr3" draw:text-style-name="P1" draw:layer="layout" svg:width="5.5cm" svg:height="1cm" svg:x="13cm" svg:y="24.5cm">
          <text:p text:style-name="P1">Affichage vidéo</text:p>
        </draw:rect>
        <draw:custom-shape draw:style-name="gr4" draw:text-style-name="P1" draw:layer="layout" svg:width="5.5cm" svg:height="2.5cm" svg:x="11.5cm" svg:y="17.5cm">
          <text:p text:style-name="P1">Réseau lo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5cm" svg:height="1cm" svg:x="8.5cm" svg:y="7.5cm">
          <draw:text-box>
            <text:p>PC Linux</text:p>
          </draw:text-box>
        </draw:frame>
        <draw:custom-shape draw:style-name="gr4" draw:text-style-name="P1" draw:layer="layout" svg:width="5.5cm" svg:height="2.5cm" svg:x="4cm" svg:y="17.5cm">
          <text:p text:style-name="P1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1.675cm" svg:x="14cm" svg:y="23.1cm">
          <draw:text-box>
            <text:p>Ipod Touch</text:p>
          </draw:text-box>
        </draw:frame>
        <draw:line draw:style-name="gr7" draw:text-style-name="P1" draw:layer="layout" svg:x1="12.5cm" svg:y1="15.5cm" svg:x2="13.5cm" svg:y2="17.5cm">
          <text:p/>
        </draw:line>
        <draw:line draw:style-name="gr7" draw:text-style-name="P1" draw:layer="layout" svg:x1="14.5cm" svg:y1="20cm" svg:x2="15.5cm" svg:y2="23cm">
          <text:p/>
        </draw:line>
        <draw:frame draw:style-name="gr6" draw:layer="layout" svg:width="3.5cm" svg:height="1.675cm" svg:x="13.5cm" svg:y="16cm">
          <draw:text-box>
            <text:p>flux vidéo</text:p>
            <text:p/>
          </draw:text-box>
        </draw:frame>
        <draw:line draw:style-name="gr7" draw:text-style-name="P1" draw:layer="layout" svg:x1="7cm" svg:y1="20cm" svg:x2="6cm" svg:y2="22.5cm">
          <text:p/>
        </draw:line>
        <draw:line draw:style-name="gr7" draw:text-style-name="P1" draw:layer="layout" svg:x1="8.5cm" svg:y1="15.5cm" svg:x2="7.5cm" svg:y2="17.5cm">
          <text:p/>
        </draw:line>
        <draw:line draw:style-name="gr7" draw:text-style-name="P1" draw:layer="layout" svg:x1="4.5cm" svg:y1="22.5cm" svg:x2="5.5cm" svg:y2="20cm">
          <text:p/>
        </draw:line>
        <draw:line draw:style-name="gr7" draw:text-style-name="P1" draw:layer="layout" svg:x1="6.3cm" svg:y1="17.4cm" svg:x2="7.3cm" svg:y2="15.4cm">
          <text:p/>
        </draw:line>
        <draw:frame draw:style-name="gr6" draw:layer="layout" svg:width="3.5cm" svg:height="1.675cm" svg:x="2cm" svg:y="20cm">
          <draw:text-box>
            <text:p>flux vidéo</text:p>
            <text:p/>
          </draw:text-box>
        </draw:frame>
        <draw:frame draw:style-name="gr8" draw:layer="layout" svg:width="7cm" svg:height="3.099cm" svg:x="7cm" svg:y="20.5cm">
          <draw:text-box>
            <text:p>plan de vol </text:p>
            <text:p>mavlink</text:p>
            <text:p/>
          </draw:text-box>
        </draw:frame>
      </draw:page>
      <draw:page draw:name="page2" draw:style-name="dp1" draw:master-page-name="Default">
        <draw:rect draw:style-name="gr9" draw:text-style-name="P1" draw:layer="layout" svg:width="17.5cm" svg:height="10.5cm" svg:x="2cm" svg:y="6cm">
          <text:p/>
        </draw:rect>
        <draw:rect draw:style-name="gr9" draw:text-style-name="P1" draw:layer="layout" svg:width="9cm" svg:height="4cm" svg:x="6.5cm" svg:y="11.2cm">
          <text:p/>
        </draw:rect>
        <draw:rect draw:style-name="gr10" draw:text-style-name="P1" draw:layer="layout" svg:width="6.3cm" svg:height="1.1cm" svg:x="7.9cm" svg:y="12.2cm">
          <text:p/>
        </draw:rect>
        <draw:rect draw:style-name="gr9" draw:text-style-name="P1" draw:layer="layout" svg:width="9cm" svg:height="2.5cm" svg:x="6.5cm" svg:y="7.5cm">
          <text:p/>
        </draw:rect>
        <draw:rect draw:style-name="gr11" draw:text-style-name="P1" draw:layer="layout" svg:width="5.5cm" svg:height="1cm" svg:x="8cm" svg:y="8.5cm">
          <text:p text:style-name="P1">Créer plan de vol</text:p>
        </draw:rect>
        <draw:rect draw:style-name="gr11" draw:text-style-name="P1" draw:layer="layout" svg:width="5cm" svg:height="1cm" svg:x="8cm" svg:y="12.2cm">
          <text:p text:style-name="P1">Sélectionner...</text:p>
        </draw:rect>
        <draw:custom-shape draw:style-name="gr12" draw:text-style-name="P1" draw:layer="layout" svg:width="1cm" svg:height="1cm" svg:x="13.1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492cm" draw:transform="rotate (3.12623375617165) translate (13.792cm 13cm)">
          <text:p/>
          <draw:enhanced-geometry svg:viewBox="0 0 21600 21600" draw:glue-points="?f0 0 ?f1 10800 0 21600 10800 21600 21600 21600 ?f7 10800" draw:text-areas="?f1 10800 ?f2 18000 ?f3 7200 ?f4 21600" draw:type="isosceles-triangle" draw:modifiers="10853.94605394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1" draw:text-style-name="P1" draw:layer="layout" svg:width="4cm" svg:height="1cm" svg:x="9cm" svg:y="13.7cm">
          <text:p text:style-name="P1">Exécuter</text:p>
        </draw:rect>
        <draw:frame draw:style-name="gr5" draw:layer="layout" svg:width="7.5cm" svg:height="1cm" svg:x="7.2cm" svg:y="11.2cm">
          <draw:text-box>
            <text:p>Exécuter un plan de vol :</text:p>
          </draw:text-box>
        </draw:frame>
        <draw:frame draw:style-name="gr5" draw:layer="layout" svg:width="7.5cm" svg:height="1cm" svg:x="7.5cm" svg:y="7.5cm">
          <draw:text-box>
            <text:p>Ajouter un plan de vol :</text:p>
          </draw:text-box>
        </draw:frame>
      </draw:page>
      <draw:page draw:name="page3" draw:style-name="dp1" draw:master-page-name="Default">
        <draw:line draw:style-name="gr14" draw:text-style-name="P1" draw:layer="layout" svg:x1="9.5cm" svg:y1="4cm" svg:x2="9.5cm" svg:y2="19.5cm">
          <text:p/>
        </draw:line>
        <draw:line draw:style-name="gr14" draw:text-style-name="P1" draw:layer="layout" svg:x1="16.5cm" svg:y1="4cm" svg:x2="16.5cm" svg:y2="19.5cm">
          <text:p/>
        </draw:line>
        <draw:custom-shape draw:style-name="gr1" draw:text-style-name="P1" draw:layer="layout" svg:width="1cm" svg:height="1cm" svg:x="2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" draw:text-style-name="P1" draw:layer="layout" svg:x1="2.5cm" svg:y1="4cm" svg:x2="2.5cm" svg:y2="19.5cm">
          <text:p/>
        </draw:line>
        <draw:frame draw:style-name="gr5" draw:layer="layout" svg:width="2.5cm" svg:height="1cm" svg:x="9cm" svg:y="3cm">
          <draw:text-box>
            <text:p>PC</text:p>
          </draw:text-box>
        </draw:frame>
        <draw:frame draw:style-name="gr5" draw:layer="layout" svg:width="2.5cm" svg:height="1cm" svg:x="15cm" svg:y="3cm">
          <draw:text-box>
            <text:p>Drone</text:p>
          </draw:text-box>
        </draw:frame>
        <draw:line draw:style-name="gr7" draw:text-style-name="P1" draw:layer="layout" svg:x1="2.5cm" svg:y1="5cm" svg:x2="9.5cm" svg:y2="5cm">
          <text:p/>
        </draw:line>
        <draw:frame draw:style-name="gr5" draw:text-style-name="P2" draw:layer="layout" svg:width="6cm" svg:height="1cm" svg:x="3cm" svg:y="4.5cm">
          <draw:text-box>
            <text:p><text:span text:style-name="T1">Lancement de l'application</text:span></text:p>
          </draw:text-box>
        </draw:frame>
        <draw:line draw:style-name="gr7" draw:text-style-name="P1" draw:layer="layout" svg:x1="9.5cm" svg:y1="5.6cm" svg:x2="2.5cm" svg:y2="5.6cm">
          <text:p/>
        </draw:line>
        <draw:frame draw:style-name="gr5" draw:text-style-name="P2" draw:layer="layout" svg:width="6cm" svg:height="1cm" svg:x="3cm" svg:y="5cm">
          <draw:text-box>
            <text:p><text:span text:style-name="T1">Affichage de la page d'accueil</text:span></text:p>
          </draw:text-box>
        </draw:frame>
        <draw:line draw:style-name="gr7" draw:text-style-name="P1" draw:layer="layout" svg:x1="2.5cm" svg:y1="6.6cm" svg:x2="9.5cm" svg:y2="6.6cm">
          <text:p/>
        </draw:line>
        <draw:frame draw:style-name="gr5" draw:text-style-name="P2" draw:layer="layout" svg:width="6cm" svg:height="1cm" svg:x="3cm" svg:y="6.1cm">
          <draw:text-box>
            <text:p><text:span text:style-name="T1">Clic sur le bouton "créer un plan de vol"</text:span></text:p>
          </draw:text-box>
        </draw:frame>
        <draw:line draw:style-name="gr7" draw:text-style-name="P1" draw:layer="layout" svg:x1="9.5cm" svg:y1="7.1cm" svg:x2="2.5cm" svg:y2="7.1cm">
          <text:p/>
        </draw:line>
        <draw:frame draw:style-name="gr5" draw:text-style-name="P2" draw:layer="layout" svg:width="6.5cm" svg:height="1cm" svg:x="3cm" svg:y="6.6cm">
          <draw:text-box>
            <text:p><text:span text:style-name="T1">Ouverture de l'interface de saisie du plan de vol</text:span></text:p>
          </draw:text-box>
        </draw:frame>
        <draw:line draw:style-name="gr7" draw:text-style-name="P1" draw:layer="layout" svg:x1="2.5cm" svg:y1="7.6cm" svg:x2="9.5cm" svg:y2="7.6cm">
          <text:p/>
        </draw:line>
        <draw:frame draw:style-name="gr5" draw:text-style-name="P2" draw:layer="layout" svg:width="6cm" svg:height="1cm" svg:x="3cm" svg:y="7.1cm">
          <draw:text-box>
            <text:p><text:span text:style-name="T1">Création du plan de vol, finalisation</text:span></text:p>
          </draw:text-box>
        </draw:frame>
        <draw:line draw:style-name="gr7" draw:text-style-name="P1" draw:layer="layout" svg:x1="9.5cm" svg:y1="8.1cm" svg:x2="2.5cm" svg:y2="8.1cm">
          <text:p/>
        </draw:line>
        <draw:frame draw:style-name="gr5" draw:text-style-name="P2" draw:layer="layout" svg:width="6.5cm" svg:height="1cm" svg:x="3cm" svg:y="7.6cm">
          <draw:text-box>
            <text:p><text:span text:style-name="T1">Exportation du plan de vol</text:span></text:p>
          </draw:text-box>
        </draw:frame>
        <draw:line draw:style-name="gr7" draw:text-style-name="P1" draw:layer="layout" svg:x1="2.5cm" svg:y1="9.5cm" svg:x2="9.5cm" svg:y2="9.5cm">
          <text:p/>
        </draw:line>
        <draw:frame draw:style-name="gr5" draw:text-style-name="P2" draw:layer="layout" svg:width="6cm" svg:height="1cm" svg:x="3cm" svg:y="9.6cm">
          <draw:text-box>
            <text:p><text:span text:style-name="T1">Sélection et exécution du plan de vol créé</text:span></text:p>
          </draw:text-box>
        </draw:frame>
        <draw:line draw:style-name="gr7" draw:text-style-name="P1" draw:layer="layout" svg:x1="9.5cm" svg:y1="10.6cm" svg:x2="16.5cm" svg:y2="10.6cm">
          <text:p/>
        </draw:line>
        <draw:frame draw:style-name="gr5" draw:text-style-name="P2" draw:layer="layout" svg:width="6cm" svg:height="1cm" svg:x="10cm" svg:y="9.6cm">
          <draw:text-box>
            <text:p><text:span text:style-name="T1">Connexion au drone</text:span></text:p>
          </draw:text-box>
        </draw:frame>
        <draw:line draw:style-name="gr7" draw:text-style-name="P1" draw:layer="layout" svg:x1="9.5cm" svg:y1="11.1cm" svg:x2="16.5cm" svg:y2="11.1cm">
          <text:p/>
        </draw:line>
        <draw:frame draw:style-name="gr5" draw:text-style-name="P2" draw:layer="layout" svg:width="6cm" svg:height="1cm" svg:x="10cm" svg:y="10.6cm">
          <draw:text-box>
            <text:p><text:span text:style-name="T1">Envoi du plan de vol</text:span></text:p>
          </draw:text-box>
        </draw:frame>
        <draw:line draw:style-name="gr7" draw:text-style-name="P1" draw:layer="layout" svg:x1="9.5cm" svg:y1="10.6cm" svg:x2="16.5cm" svg:y2="10.6cm">
          <text:p/>
        </draw:line>
        <draw:line draw:style-name="gr7" draw:text-style-name="P1" draw:layer="layout" svg:x1="9.5cm" svg:y1="11.6cm" svg:x2="16.5cm" svg:y2="11.6cm">
          <text:p/>
        </draw:line>
        <draw:line draw:style-name="gr7" draw:text-style-name="P1" draw:layer="layout" svg:x1="9.5cm" svg:y1="11.6cm" svg:x2="16.5cm" svg:y2="11.6cm">
          <text:p/>
        </draw:line>
        <draw:frame draw:style-name="gr5" draw:text-style-name="P2" draw:layer="layout" svg:width="6cm" svg:height="1cm" svg:x="10cm" svg:y="11.1cm">
          <draw:text-box>
            <text:p><text:span text:style-name="T1">Demande d'exécution du plan de vol</text:span></text:p>
          </draw:text-box>
        </draw:frame>
        <draw:line draw:style-name="gr7" draw:text-style-name="P1" draw:layer="layout" svg:x1="9.5cm" svg:y1="10.1cm" svg:x2="16.5cm" svg:y2="10.1cm">
          <text:p/>
        </draw:line>
        <draw:frame draw:style-name="gr15" draw:text-style-name="P2" draw:layer="layout" svg:width="6cm" svg:height="0.569cm" svg:x="10cm" svg:y="10.1cm">
          <draw:text-box>
            <text:p><text:span text:style-name="T1">Initialisation de la réception vidéo</text:span></text:p>
          </draw:text-box>
        </draw:frame>
        <draw:rect draw:style-name="gr3" draw:text-style-name="P3" draw:layer="layout" svg:width="3.5cm" svg:height="1.5cm" svg:x="16.5cm" svg:y="11.6cm">
          <text:p text:style-name="P1"><text:span text:style-name="T1">Exécution du plan de vol</text:span></text:p>
        </draw:rect>
        <draw:frame draw:style-name="gr5" draw:text-style-name="P2" draw:layer="layout" svg:width="6.5cm" svg:height="1cm" svg:x="3cm" svg:y="9cm">
          <draw:text-box>
            <text:p><text:span text:style-name="T1">Récupération automatique du fichier exporté</text:span></text:p>
          </draw:text-box>
        </draw:frame>
        <draw:line draw:style-name="gr7" draw:text-style-name="P1" draw:layer="layout" svg:x1="2.5cm" svg:y1="10.1cm" svg:x2="9.5cm" svg:y2="10.1cm">
          <text:p/>
        </draw:line>
        <draw:line draw:style-name="gr7" draw:text-style-name="P1" draw:layer="layout" svg:x1="16.5cm" svg:y1="12.6cm" svg:x2="9.5cm" svg:y2="12.6cm">
          <text:p/>
        </draw:line>
        <draw:frame draw:style-name="gr5" draw:text-style-name="P2" draw:layer="layout" svg:width="6cm" svg:height="1cm" svg:x="10cm" svg:y="12.1cm">
          <draw:text-box>
            <text:p><text:span text:style-name="T1">Retour vidéo en temps réel</text:span></text:p>
          </draw:text-box>
        </draw:frame>
        <draw:rect draw:style-name="gr3" draw:text-style-name="P4" draw:layer="layout" svg:width="2.5cm" svg:height="1.5cm" svg:x="2.5cm" svg:y="11.6cm">
          <text:p text:style-name="P1"><text:span text:style-name="T2">iPod </text:span></text:p>
          <text:p text:style-name="P1"><text:span text:style-name="T2">(masque FPV)</text:span></text:p>
        </draw:rect>
        <draw:line draw:style-name="gr7" draw:text-style-name="P1" draw:layer="layout" svg:x1="9.5cm" svg:y1="12.6cm" svg:x2="5cm" svg:y2="12.6cm">
          <text:p/>
        </draw:line>
        <draw:frame draw:style-name="gr5" draw:text-style-name="P2" draw:layer="layout" svg:width="4.714cm" svg:height="1cm" svg:x="5cm" svg:y="12cm">
          <draw:text-box>
            <text:p><text:span text:style-name="T1">Redirection vidéo en temps réel</text:span></text:p>
          </draw:text-box>
        </draw:frame>
        <draw:frame draw:style-name="gr15" draw:text-style-name="P2" draw:layer="layout" svg:width="2cm" svg:height="0.569cm" svg:x="0.7cm" svg:y="4.6cm">
          <draw:text-box>
            <text:p><text:span text:style-name="T1">Démarrage</text:span></text:p>
          </draw:text-box>
        </draw:frame>
        <draw:frame draw:style-name="gr16" draw:text-style-name="P2" draw:layer="layout" svg:width="2cm" svg:height="1.205cm" svg:x="0.8cm" svg:y="6.195cm">
          <draw:text-box>
            <text:p><text:span text:style-name="T1">Ajout plan de vol</text:span></text:p>
          </draw:text-box>
        </draw:frame>
        <draw:frame draw:style-name="gr17" draw:text-style-name="P2" draw:layer="layout" svg:width="2cm" svg:height="0.887cm" svg:x="0.6cm" svg:y="9cm">
          <draw:text-box>
            <text:p><text:span text:style-name="T1">Exécution plan de vol</text:span></text:p>
          </draw:text-box>
        </draw:frame>
        <draw:frame draw:style-name="gr17" draw:text-style-name="P2" draw:layer="layout" svg:width="2cm" svg:height="0.887cm" svg:x="0.7cm" svg:y="11.213cm">
          <draw:text-box>
            <text:p><text:span text:style-name="T1">Visionnage retour vidéo</text:span></text:p>
          </draw:text-box>
        </draw:frame>
        <draw:frame draw:style-name="gr5" draw:text-style-name="P2" draw:layer="layout" svg:width="6.5cm" svg:height="1cm" svg:x="3cm" svg:y="13.9cm">
          <draw:text-box>
            <text:p><text:span text:style-name="T1">Demande arrêt d'urgence</text:span></text:p>
          </draw:text-box>
        </draw:frame>
        <draw:line draw:style-name="gr7" draw:text-style-name="P1" draw:layer="layout" svg:x1="2.5cm" svg:y1="14.4cm" svg:x2="9.5cm" svg:y2="14.4cm">
          <text:p/>
        </draw:line>
        <draw:frame draw:style-name="gr5" draw:text-style-name="P2" draw:layer="layout" svg:width="6.5cm" svg:height="1cm" svg:x="9.5cm" svg:y="13.9cm">
          <draw:text-box>
            <text:p><text:span text:style-name="T1">Demande arrêt du plan de vol et atterrissage</text:span></text:p>
          </draw:text-box>
        </draw:frame>
        <draw:line draw:style-name="gr7" draw:text-style-name="P1" draw:layer="layout" svg:x1="9.5cm" svg:y1="14.4cm" svg:x2="16.5cm" svg:y2="14.4cm">
          <text:p/>
        </draw:line>
        <draw:line draw:style-name="gr7" draw:text-style-name="P1" draw:layer="layout" svg:x1="9.5cm" svg:y1="16.9cm" svg:x2="2.5cm" svg:y2="16.9cm">
          <text:p/>
        </draw:line>
        <draw:frame draw:style-name="gr5" draw:text-style-name="P2" draw:layer="layout" svg:width="6.5cm" svg:height="1cm" svg:x="3cm" svg:y="16.4cm">
          <draw:text-box>
            <text:p><text:span text:style-name="T1">Retour à la page d'accueil</text:span></text:p>
          </draw:text-box>
        </draw:frame>
        <draw:rect draw:style-name="gr3" draw:text-style-name="P3" draw:layer="layout" svg:width="3.5cm" svg:height="1cm" svg:x="16.5cm" svg:y="14.4cm">
          <text:p text:style-name="P1"><text:span text:style-name="T1">Arrêt du plan de vol</text:span></text:p>
          <text:p text:style-name="P1"><text:span text:style-name="T1">Atterrissage</text:span></text:p>
        </draw:rect>
        <draw:line draw:style-name="gr7" draw:text-style-name="P1" draw:layer="layout" svg:x1="16.5cm" svg:y1="15.4cm" svg:x2="9.5cm" svg:y2="15.4cm">
          <text:p/>
        </draw:line>
        <draw:frame draw:style-name="gr5" draw:text-style-name="P2" draw:layer="layout" svg:width="6cm" svg:height="1cm" svg:x="10cm" svg:y="14.9cm">
          <draw:text-box>
            <text:p><text:span text:style-name="T1">Arrêt du retour vidéo en temps réel</text:span></text:p>
          </draw:text-box>
        </draw:frame>
        <draw:rect draw:style-name="gr3" draw:text-style-name="P4" draw:layer="layout" svg:width="2.5cm" svg:height="1.5cm" svg:x="2.5cm" svg:y="14.7cm">
          <text:p text:style-name="P1"><text:span text:style-name="T2">iPod </text:span></text:p>
          <text:p text:style-name="P1"><text:span text:style-name="T2">(masque FPV)</text:span></text:p>
        </draw:rect>
        <draw:line draw:style-name="gr7" draw:text-style-name="P1" draw:layer="layout" svg:x1="9.5cm" svg:y1="15.4cm" svg:x2="5cm" svg:y2="15.4cm">
          <text:p/>
        </draw:line>
        <draw:frame draw:style-name="gr5" draw:text-style-name="P2" draw:layer="layout" svg:width="4.714cm" svg:height="1cm" svg:x="5.2cm" svg:y="14.8cm">
          <draw:text-box>
            <text:p><text:span text:style-name="T1">Fin redirection vidéo</text:span></text:p>
          </draw:text-box>
        </draw:frame>
        <draw:frame draw:style-name="gr17" draw:text-style-name="P2" draw:layer="layout" svg:width="2cm" svg:height="0.887cm" svg:x="0.9cm" svg:y="14cm">
          <draw:text-box>
            <text:p><text:span text:style-name="T1">Arrêt d'urgence</text:span></text:p>
          </draw:text-box>
        </draw:frame>
      </draw:page>
      <draw:page draw:name="page4" draw:style-name="dp1" draw:master-page-name="Default">
        <draw:custom-shape draw:style-name="gr18" draw:text-style-name="P1" draw:layer="layout" svg:width="11.5cm" svg:height="15cm" svg:x="5.5cm" svg:y="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layer="layout" svg:width="2.5cm" svg:height="1.675cm" svg:x="10.5cm" svg:y="7.325cm">
          <draw:text-box>
            <text:p>PC</text:p>
            <text:p/>
          </draw:text-box>
        </draw:frame>
        <draw:custom-shape draw:style-name="gr19" draw:text-style-name="P1" draw:layer="layout" svg:width="11cm" svg:height="7.1cm" svg:x="5.7cm" svg:y="8.4cm">
          <text:p/>
          <draw:enhanced-geometry svg:viewBox="0 0 88 21600" draw:mirror-horizontal="false" draw:mirror-vertical="false" draw:glue-points="44 ?f6 44 0 0 10800 44 21600 88 10800" draw:text-areas="0 ?f6 88 ?f3" draw:type="can" draw:modifiers="2850.190114068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5" draw:id="id5" draw:layer="layout" svg:width="4cm" svg:height="1.5cm" svg:x="6.6cm" svg:y="9.9cm">
          <text:p text:style-name="P1">Saisie du </text:p>
          <text:p text:style-name="P1">plan de vo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4cm" svg:height="1.5cm" svg:x="11.6cm" svg:y="9.9cm">
          <text:p text:style-name="P1">Retour vidéo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layer="layout" svg:width="4cm" svg:height="1cm" svg:x="10.033cm" svg:y="8.399cm">
          <draw:text-box>
            <text:p>serveur</text:p>
          </draw:text-box>
        </draw:frame>
        <draw:custom-shape draw:style-name="gr20" draw:text-style-name="P5" xml:id="id6" draw:id="id6" draw:layer="layout" svg:width="2cm" svg:height="2.5cm" svg:x="8.1cm" svg:y="12.6cm">
          <text:p text:style-name="P1"><text:span text:style-name="T3">mavlin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5" xml:id="id3" draw:id="id3" draw:layer="layout" svg:width="2cm" svg:height="2.5cm" svg:x="12.6cm" svg:y="12.6cm">
          <text:p text:style-name="P1"><text:span text:style-name="T3">FIFO</text:span></text:p>
          <text:p text:style-name="P1"><text:span text:style-name="T3">.h26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" xml:id="id2" draw:id="id2" draw:layer="layout" svg:width="8.5cm" svg:height="3.5cm" svg:x="7cm" svg:y="17cm">
          <text:p text:style-name="P1">IH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xml:id="id1" draw:id="id1" draw:layer="layout" svg:width="5cm" svg:height="4cm" svg:x="9.5cm" svg:y="2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layer="layout" svg:width="4cm" svg:height="1.5cm" svg:x="10.8cm" svg:y="24.2cm">
          <draw:text-box>
            <text:p>Drone</text:p>
          </draw:text-box>
        </draw:frame>
        <draw:connector draw:style-name="gr7" draw:text-style-name="P1" draw:layer="layout" draw:type="curve" svg:x1="14.5cm" svg:y1="26cm" svg:x2="15.5cm" svg:y2="18.75cm" draw:start-shape="id1" draw:start-glue-point="7" draw:end-shape="id2" draw:end-glue-point="7" svg:d="M14500 26000c2253 0 1753-7250 1000-7250">
          <text:p/>
        </draw:connector>
        <draw:connector draw:style-name="gr7" draw:text-style-name="P1" draw:layer="layout" draw:type="curve" draw:line-skew="0cm -0.075cm" svg:x1="15.5cm" svg:y1="18.75cm" svg:x2="13.6cm" svg:y2="15.1cm" draw:start-shape="id2" draw:start-glue-point="7" draw:end-shape="id3" draw:end-glue-point="6" svg:d="M15500 18750c753 0 628-1387-35-1971s-1865-365-1865-1679">
          <text:p/>
        </draw:connector>
        <draw:connector draw:style-name="gr7" draw:text-style-name="P1" draw:layer="layout" draw:type="curve" svg:x1="13.6cm" svg:y1="12.6cm" svg:x2="13.6cm" svg:y2="11.4cm" draw:start-shape="id3" draw:start-glue-point="4" draw:end-shape="id4" draw:end-glue-point="6" svg:d="M13600 12600v-1200">
          <text:p/>
        </draw:connector>
        <draw:connector draw:style-name="gr7" draw:text-style-name="P1" draw:layer="layout" draw:type="curve" svg:x1="8.6cm" svg:y1="11.4cm" svg:x2="9.1cm" svg:y2="12.6cm" draw:start-shape="id5" draw:start-glue-point="6" draw:end-shape="id6" draw:end-glue-point="4" svg:d="M8600 11400c0 901 500 302 500 1200">
          <text:p/>
        </draw:connector>
        <draw:connector draw:style-name="gr7" draw:text-style-name="P1" draw:layer="layout" draw:type="curve" draw:line-skew="-0.063cm -0.311cm" svg:x1="9.1cm" svg:y1="15.1cm" svg:x2="7cm" svg:y2="18.75cm" draw:start-shape="id6" draw:start-glue-point="6" draw:end-shape="id2" draw:end-glue-point="5" svg:d="M9100 15100c0 1332-1456 1109-2286 1689s-1032 1961 186 1961">
          <text:p/>
        </draw:connector>
        <draw:connector draw:style-name="gr7" draw:text-style-name="P1" draw:layer="layout" draw:type="curve" svg:x1="7cm" svg:y1="18.75cm" svg:x2="9.5cm" svg:y2="26cm" draw:start-shape="id2" draw:end-shape="id1" draw:end-glue-point="5" svg:d="M7000 18750c-751 0-2001 7250 2500 7250">
          <text:p/>
        </draw:connector>
        <draw:custom-shape draw:style-name="gr18" draw:text-style-name="P1" xml:id="id7" draw:id="id7" draw:layer="layout" svg:width="5cm" svg:height="4cm" svg:x="8.5cm" svg:y="1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layer="layout" svg:width="2.7cm" svg:height="1.5cm" svg:x="10cm" svg:y="1.7cm">
          <draw:text-box>
            <text:p>iPod</text:p>
          </draw:text-box>
        </draw:frame>
        <draw:connector draw:style-name="gr7" draw:text-style-name="P1" draw:layer="layout" draw:type="curve" svg:x1="13.6cm" svg:y1="9.9cm" svg:x2="13.5cm" svg:y2="3.5cm" draw:start-shape="id4" draw:start-glue-point="4" draw:end-shape="id7" draw:end-glue-point="7" svg:d="M13600 9900c0-3300 202-2750 365-3525s288-2875-465-2875">
          <text:p/>
        </draw:connector>
        <draw:custom-shape draw:style-name="gr2" draw:text-style-name="P1" draw:layer="layout" svg:width="4cm" svg:height="2cm" svg:x="9cm" svg:y="3cm">
          <text:p text:style-name="P1">Affichage</text:p>
          <text:p text:style-name="P1"><text:s/>vidéo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layer="layout" svg:width="4cm" svg:height="1.5cm" svg:x="16.5cm" svg:y="23.5cm">
          <draw:text-box>
            <text:p>Flux vidéo</text:p>
          </draw:text-box>
        </draw:frame>
        <draw:frame draw:style-name="gr6" draw:layer="layout" svg:width="5.5cm" svg:height="1.675cm" svg:x="14.5cm" svg:y="4.5cm">
          <draw:text-box>
            <text:p>Page d'affichage vidéo</text:p>
          </draw:text-box>
        </draw:frame>
        <draw:frame draw:style-name="gr6" draw:layer="layout" svg:width="4cm" svg:height="1.675cm" svg:x="3cm" svg:y="24.825cm">
          <draw:text-box>
            <text:p>Plan de vol</text:p>
            <text:p>mavlink</text:p>
          </draw:text-box>
        </draw:frame>
      </draw:page>
      <draw:page draw:name="page5" draw:style-name="dp1" draw:master-page-name="Default">
        <draw:frame draw:style-name="standard" draw:layer="layout" svg:width="18.999cm" svg:height="6.944cm" svg:x="1cm" svg:y="7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6">Interface</text:p>
              </table:table-cell>
              <table:table-cell>
                <text:p text:style-name="P7">Interface principale de l'application</text:p>
              </table:table-cell>
              <table:table-cell table:style-name="ce3">
                <text:p text:style-name="P7">Interface de saisie du plan de vol</text:p>
              </table:table-cell>
              <table:table-cell>
                <text:p text:style-name="P7">Interface de l'application iOS</text:p>
              </table:table-cell>
              <table:table-cell table:style-name="ce4"/>
              <table:table-cell table:style-name="ce4"/>
            </table:table-row>
            <table:table-row table:style-name="ro1" table:default-cell-style-name="ce5">
              <table:table-cell table:style-name="ce1">
                <text:p text:style-name="P6">Vol du drone</text:p>
              </table:table-cell>
              <table:table-cell>
                <text:p text:style-name="P7">Creation du plan de vol</text:p>
              </table:table-cell>
              <table:table-cell>
                <text:p text:style-name="P7"><text:span text:style-name="T4">Envoi du plan de vol</text:span></text:p>
              </table:table-cell>
              <table:table-cell table:style-name="ce6">
                <text:p text:style-name="P7">Exécution du plan de vol</text:p>
              </table:table-cell>
              <table:table-cell table:style-name="ce2">
                <text:p text:style-name="P7">Direction du drone pendant le vol</text:p>
              </table:table-cell>
              <table:table-cell>
                <text:p text:style-name="P7">Arrêt d'urgence</text:p>
              </table:table-cell>
            </table:table-row>
            <table:table-row table:style-name="ro2">
              <table:table-cell table:style-name="ce1">
                <text:p text:style-name="P6">Retour vidéo</text:p>
              </table:table-cell>
              <table:table-cell table:style-name="ce5">
                <text:p text:style-name="P7">Réception du flux vidéo du drone sur le PC</text:p>
              </table:table-cell>
              <table:table-cell table:style-name="ce3">
                <text:p text:style-name="P7">Retouche des frames avec OpenCV</text:p>
              </table:table-cell>
              <table:table-cell table:style-name="ce7">
                <text:p text:style-name="P7">Ré-émission du flux vidéo vers l'iPod</text:p>
              </table:table-cell>
              <table:table-cell table:style-name="ce8">
                <text:p text:style-name="P7">Lecture du flux vidéo par l'iPod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3.5cm" svg:height="1cm" svg:x="1.4cm" svg:y="14.6cm">
          <draw:text-box>
            <text:p text:style-name="P8"><text:span text:style-name="T5">Légende :</text:span></text:p>
          </draw:text-box>
        </draw:frame>
        <draw:rect draw:style-name="gr23" draw:text-style-name="P1" draw:layer="layout" svg:width="0.5cm" svg:height="0.5cm" svg:x="5cm" svg:y="15cm">
          <text:p/>
        </draw:rect>
        <draw:rect draw:style-name="gr24" draw:text-style-name="P1" draw:layer="layout" svg:width="0.5cm" svg:height="0.5cm" svg:x="5cm" svg:y="16cm">
          <text:p/>
        </draw:rect>
        <draw:rect draw:style-name="gr25" draw:text-style-name="P1" draw:layer="layout" svg:width="0.5cm" svg:height="0.5cm" svg:x="12cm" svg:y="15.9cm">
          <text:p/>
        </draw:rect>
        <draw:frame draw:style-name="gr26" draw:text-style-name="P9" draw:layer="layout" svg:width="12.1cm" svg:height="0.759cm" svg:x="5.4cm" svg:y="14.9cm">
          <draw:text-box>
            <text:p text:style-name="P9"><text:span text:style-name="T3">En cours de développement (version alpha)</text:span></text:p>
          </draw:text-box>
        </draw:frame>
        <draw:frame draw:style-name="gr27" draw:text-style-name="P9" draw:layer="layout" svg:width="6.5cm" svg:height="0.759cm" svg:x="5.4cm" svg:y="15.841cm">
          <draw:text-box>
            <text:p text:style-name="P9"><text:span text:style-name="T3">Fonctionnel</text:span></text:p>
          </draw:text-box>
        </draw:frame>
        <draw:frame draw:style-name="gr26" draw:text-style-name="P9" draw:layer="layout" svg:width="4cm" svg:height="0.759cm" svg:x="12.5cm" svg:y="15.841cm">
          <draw:text-box>
            <text:p text:style-name="P9"><text:span text:style-name="T3">Non développ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6M16S</meta:editing-duration>
    <meta:editing-cycles>11</meta:editing-cycles>
    <meta:generator>OpenOffice/4.1.6$Win32 OpenOffice.org_project/416m1$Build-9790</meta:generator>
    <dc:date>2019-04-11T21:59:51.86</dc:date>
    <meta:document-statistic meta:object-count="121"/>
  </office:meta>
</office:document-meta>
</file>